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P2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3" style:family="paragraph" style:parent-style-name="Text_20_body">
      <style:text-properties style:font-name="Times New Roman1"/>
    </style:style>
    <style:style style:name="P4" style:family="paragraph" style:parent-style-name="Text_20_body">
      <style:paragraph-properties fo:margin-top="0cm" fo:margin-bottom="0cm" style:contextual-spacing="false"/>
      <style:text-properties style:font-name="Times New Roman1"/>
    </style:style>
    <style:style style:name="P5" style:family="paragraph" style:parent-style-name="Standard" style:master-page-name="Standard">
      <style:paragraph-properties style:page-number="auto"/>
      <style:text-properties style:text-underline-style="none" fo:font-weight="bold" style:font-weight-asian="bold"/>
    </style:style>
    <style:style style:name="P6" style:family="paragraph" style:parent-style-name="Standard" style:list-style-name="WW8Num2"/>
    <style:style style:name="P7" style:family="paragraph" style:parent-style-name="Standard">
      <style:text-properties officeooo:paragraph-rsid="001ce529"/>
    </style:style>
    <style:style style:name="P8" style:family="paragraph" style:parent-style-name="Standard" style:list-style-name="L1">
      <style:paragraph-properties fo:margin-left="0cm" fo:margin-right="0cm" fo:text-indent="-0.635cm" style:auto-text-indent="false"/>
    </style:style>
    <style:style style:name="P9" style:family="paragraph" style:parent-style-name="HTML_20_con_20_formato_20_previo" style:list-style-name="WW8Num1"/>
    <style:style style:name="P10" style:family="paragraph" style:parent-style-name="HTML_20_con_20_formato_20_previo" style:list-style-name="WW8Num1"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1ce529" style:font-size-asian="12pt" style:font-name-complex="Times New Roman" style:font-size-complex="12pt"/>
    </style:style>
    <style:style style:name="T3" style:family="text"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e529" style:font-weight-asian="bold" style:font-weight-complex="bold"/>
    </style:style>
    <style:style style:name="T6" style:family="text">
      <style:text-properties style:font-name="Times New Roman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jercicios básicos JavaScript – Hoja 3</text:p>
      <text:p text:style-name="P2"/>
      <text:p text:style-name="P7"><text:span text:style-name="T3">1. </text:span><text:span text:style-name="T1">Crear un a página con un vector con seis componentes {</text:span><text:span text:style-name="kw2"><text:span text:style-name="T1">true</text:span></text:span><text:span text:style-name="T1">, </text:span><text:span text:style-name="nu0"><text:span text:style-name="T1">5</text:span></text:span><text:span text:style-name="T1">, </text:span><text:span text:style-name="kw2"><text:span text:style-name="T1">false</text:span></text:span><text:span text:style-name="T1">, </text:span><text:span text:style-name="st0"><text:span text:style-name="T1">"hola"</text:span></text:span><text:span text:style-name="T1">, </text:span><text:span text:style-name="st0"><text:span text:style-name="T1">"adios"</text:span></text:span><text:span text:style-name="T1">, </text:span><text:span text:style-name="nu0"><text:span text:style-name="T1">2}.</text:span></text:span></text:p>
      <text:p text:style-name="P7"><text:span text:style-name="nu0"><text:span text:style-name="T2">2.</text:span></text:span><text:span text:style-name="nu0"><text:span text:style-name="T1"> Con el uso de operadores comprobar si: </text:span></text:span></text:p>
      <text:list xml:id="list6204697018142053479" text:style-name="WW8Num1">
        <text:list-item>
          <text:p text:style-name="P9"><text:span text:style-name="nu0"><text:span text:style-name="T1">La cuarta componente es mayor o no que la tercera</text:span></text:span></text:p>
        </text:list-item>
        <text:list-item>
          <text:p text:style-name="P9"><text:span text:style-name="nu0"><text:span text:style-name="T1">Realizar un OR entre la primera y la tercera componente</text:span></text:span></text:p>
        </text:list-item>
        <text:list-item>
          <text:p text:style-name="P9"><text:span text:style-name="nu0"><text:span text:style-name="T1">Realizar un AND entre la primera y la tercera componente</text:span></text:span></text:p>
        </text:list-item>
        <text:list-item>
          <text:p text:style-name="P10">Sumar, restar, multiplicar, dividir y calcular el módulo entre la segunda y la sexta componente</text:p>
        </text:list-item>
        <text:list-item>
          <text:p text:style-name="P10"/>
        </text:list-item>
      </text:list>
      <text:list xml:id="list3808303309107573967" text:style-name="L1">
        <text:list-header>
          <text:p text:style-name="P8"><text:span text:style-name="T5">4</text:span><text:span text:style-name="T4">.</text:span> Dados dos números que introduciremos como datos en el código HTML:</text:p>
        </text:list-header>
      </text:list>
      <text:list xml:id="list2826782457988602773" text:style-name="WW8Num2">
        <text:list-item>
          <text:p text:style-name="P6">Comprobar si el primero es mayor que el segundo</text:p>
        </text:list-item>
        <text:list-item>
          <text:p text:style-name="P6">Comprobar <text:s/>si el segundo es positivo</text:p>
        </text:list-item>
        <text:list-item>
          <text:p text:style-name="P6">Comprobar si el primero es negativo o distinto de cero</text:p>
        </text:list-item>
        <text:list-item>
          <text:p text:style-name="P6">Comprobar si al sumar uno al primero lo convertimos en mayor igual que el segundo.</text:p>
        </text:list-item>
      </text:list>
      <text:p text:style-name="Standard"/>
      <text:p text:style-name="Standard"/>
      <text:p text:style-name="Standard"><text:span text:style-name="T5">5</text:span><text:span text:style-name="T4">. </text:span>Calcular el factorial de un número introducido por pantalla.</text:p>
      <text:p text:style-name="Standard"/>
      <text:p text:style-name="Standard"/>
      <text:p text:style-name="Standard"><text:span text:style-name="T5">6</text:span><text:span text:style-name="T4">. </text:span>Calcular si un número introducido es par o impar.</text:p>
      <text:p text:style-name="Standard"/>
      <text:p text:style-name="Standard"/>
      <text:p text:style-name="Standard"><text:span text:style-name="T5">7</text:span><text:span text:style-name="T4">.</text:span> Comprobar si una cadena de texto introducida por el usuario está formada sólo por mayúsculas, sólo por minúsculas o por ambas simultáneamente. Puedes ayudarte de la clase String.</text:p>
      <text:p text:style-name="Standard"/>
      <text:p text:style-name="Standard"/>
      <text:p text:style-name="Standard"/>
      <text:p text:style-name="Standard"><text:span text:style-name="T5">8</text:span><text:span text:style-name="T4">.</text:span><text:span text:style-name="T6"> El cálculo de la letra del Documento Nacional de Identidad (DNI) es un proceso matemático sencillo que se basa en obtener el resto de la división entera del número de DNI y el número 23. A partir del resto de la división, se obtiene la letra seleccionándola dentro de un array de letras.</text:span></text:p>
      <text:p text:style-name="P3">El array de letras es:</text:p>
      <text:p text:style-name="Text_20_body"><text:span text:style-name="Source_20_Text"><text:span text:style-name="T6">var letras = ['T', 'R', 'W', 'A', 'G', 'M', 'Y', 'F', 'P', 'D', 'X', 'B', 'N', 'J', 'Z', 'S', 'Q', 'V', 'H', 'L', 'C', 'K', 'E', 'T'];</text:span></text:span></text:p>
      <text:p text:style-name="Text_20_body"><text:span text:style-name="T6">Por tanto si el resto de la división es </text:span><text:span text:style-name="Source_20_Text"><text:span text:style-name="T6">0</text:span></text:span><text:span text:style-name="T6">, la letra del DNI es la </text:span><text:span text:style-name="Source_20_Text"><text:span text:style-name="T6">T</text:span></text:span><text:span text:style-name="T6"> y si el resto es </text:span><text:span text:style-name="Source_20_Text"><text:span text:style-name="T6">3</text:span></text:span><text:span text:style-name="T6"> la letra es la </text:span><text:span text:style-name="Source_20_Text"><text:span text:style-name="T6">A</text:span></text:span><text:span text:style-name="T6">. Con estos datos, elaborar un pequeño script que valide el DNI introducido por el usuario. Puedes ayudarte de la clase Array o de la clase String.</text:span></text:p>
      <text:p text:style-name="P4"/>
      <text:p text:style-name="P4"/>
      <text:p text:style-name="P4"/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Arial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WW8Num1z0" style:family="text">
      <style:text-properties style:font-name="Arial" style:font-name-asian="Times New Roman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kw2" style:family="text" style:parent-style-name="Fuente_20_de_20_párrafo_20_predeter."/>
    <style:style style:name="nu0" style:family="text" style:parent-style-name="Fuente_20_de_20_párrafo_20_predeter."/>
    <style:style style:name="st0" style:family="text" style:parent-style-name="Fuente_20_de_20_párrafo_20_predeter."/>
    <style:style style:name="Source_20_Text" style:display-name="Source Text" style:family="text">
      <style:text-properties style:font-name="DejaVu Sans Mono" style:font-name-asian="WenQuanYi Micro Hei" style:font-name-complex="DejaVu Sans Mon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nunciados Java Script:</dc:title>
    <meta:initial-creator>Marian</meta:initial-creator>
    <meta:creation-date>2010-10-14T07:24:00</meta:creation-date>
    <dc:date>2015-09-30T16:02:58.96</dc:date>
    <meta:editing-cycles>4</meta:editing-cycles>
    <meta:editing-duration>PT3H32M45S</meta:editing-duration>
    <meta:generator>LibreOffice/4.0.2.2$Windows_x86 LibreOffice_project/4c82dcdd6efcd48b1d8bba66bfe1989deee49c3</meta:generator>
    <meta:document-statistic meta:table-count="0" meta:image-count="0" meta:object-count="0" meta:page-count="1" meta:paragraph-count="20" meta:word-count="325" meta:character-count="1717" meta:non-whitespace-character-count="1417"/>
    <meta:user-defined meta:name="Información 1"/>
    <meta:user-defined meta:name="Información 2"/>
    <meta:user-defined meta:name="Información 3"/>
    <meta:user-defined meta:name="Información 4"/>
  </office:meta>
</office:document-meta>
</file>